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4">
      <style:paragraph-properties fo:margin-top="0cm" fo:margin-bottom="0cm" style:contextual-spacing="false"/>
      <style:text-properties fo:background-color="#ffff00"/>
    </style:style>
    <style:style style:name="P3" style:family="paragraph" style:parent-style-name="Text_20_body" style:list-style-name="L4"/>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5"/>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style style:name="P8" style:family="paragraph" style:parent-style-name="Text_20_body" style:list-style-name="L6">
      <style:paragraph-properties fo:margin-top="0cm" fo:margin-bottom="0cm" style: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2">Skapa en konsollaplikation som skall agera som en enkel affär. När programmet körs så ska man få se någon form av </text:span><text:span text:style-name="Strong_20_Emphasis"><text:span text:style-name="T2">meny </text:span></text:span><text:span text:style-name="T2">där man ska kunna välja att </text:span><text:span text:style-name="Strong_20_Emphasis"><text:span text:style-name="T2">registrera ny kund </text:span></text:span><text:span text:style-name="T2">eller </text:span><text:span text:style-name="Strong_20_Emphasis"><text:span text:style-name="T2">logga in</text:span></text:span><text:span text:style-name="T2">. Därefter ska ytterligare en </text:span><text:span text:style-name="Strong_20_Emphasis"><text:span text:style-name="T2">meny </text:span></text:span><text:span text:style-name="T2">visas där man ska kunna välja att </text:span><text:span text:style-name="Strong_20_Emphasis"><text:span text:style-name="T2">handla</text:span></text:span><text:span text:style-name="T2">, </text:span><text:span text:style-name="Strong_20_Emphasis"><text:span text:style-name="T2">se kundvagn </text:span></text:span><text:span text:style-name="T2">eller </text:span><text:span text:style-name="Strong_20_Emphasis"><text:span text:style-name="T2">gå till kassan</text:span></text:span><text:span text:style-name="T2">.</text:span></text:p>
      <text:p text:style-name="Text_20_body"><text:bookmark text:name="yui_3_17_2_1_1664519396872_68"/><text:span text:style-name="T2">Om man väljer att handla ska man få upp </text:span><text:span text:style-name="Strong_20_Emphasis"><text:span text:style-name="T2">minst 3 olika produkter </text:span></text:span><text:span text:style-name="T2">att köpa (t.ex. Korv, Dricka och Äpple). Man ska se </text:span><text:span text:style-name="Strong_20_Emphasis"><text:span text:style-name="T2">pris </text:span></text:span><text:span text:style-name="T2">för varje </text:span><text:span text:style-name="Strong_20_Emphasis"><text:span text:style-name="T2">produkt </text:span></text:span><text:span text:style-name="T2">och kunna lägga till vara i </text:span><text:span text:style-name="Strong_20_Emphasis"><text:span text:style-name="T2">kundvagn</text:span></text:span><text:span text:style-name="T2">.</text:span></text:p>
      <text:p text:style-name="Text_20_body"><text:bookmark text:name="yui_3_17_2_1_1664519396872_62"/><text:span text:style-name="T2">Kundvagnen ska visa alla produkter man lagt i den, styckpriset, antalet och totalpriset samt totala kostnaden för hela kundvagnen. </text:span>Kundvagnen skall sparas i kund och finnas tillgänglig när man loggar i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2">Både kund och produkt ska vara separata klasser med</text:span><text:bookmark text:name="yui_3_17_2_1_1664519396872_69"/><text:span text:style-name="T2"> </text:span><text:span text:style-name="Strong_20_Emphasis"><text:span text:style-name="T2">Properties </text:span></text:span><text:span text:style-name="T2">för information och</text:span> metoder för att räkna ut totalpris <text:span text:style-name="T2">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4">
        <text:list-item>
          <text:p text:style-name="P4"><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2"><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5">
        <text:list-item>
          <text:p text:style-name="P6">Koden ska vara väl strukturerad och lätt att förstå</text:p>
        </text:list-item>
        <text:list-item>
          <text:p text:style-name="P6">Lösningen ska inte innehålla massa onödig kod.</text:p>
        </text:list-item>
        <text:list-item>
          <text:p text:style-name="P6">Det ska vara skalbart och enkelt att utöka.</text:p>
        </text:list-item>
        <text:list-item>
          <text:p text:style-name="P5">Man ska även implementera extrauppgiften enligt nedan.</text:p>
        </text:list-item>
      </text:list>
      <text:h text:style-name="Heading_20_2" text:outline-level="2"><text:bookmark text:name="user-content-obs-extra-uppgift-som-krävs-för-vg"/><text:soft-page-break/>OBS! Extra uppgift som krävs för VG!</text:h>
      <text:p text:style-name="Text_20_body">Som Extra uppgift ska man på något sätt implementera 3 nivåer av kund (Gold, Silver och Bronze), dessa ska ha olika mycket rabatt.</text:p>
      <text:list text:style-name="L6">
        <text:list-item>
          <text:p text:style-name="P8">Gold: 15% rabatt på hela köpet</text:p>
        </text:list-item>
        <text:list-item>
          <text:p text:style-name="P8">Silver: 10% rabatt på hela köpet</text:p>
        </text:list-item>
        <text:list-item>
          <text:p text:style-name="P7">Bronze: 5% rabatt på hela köpet</text:p>
        </text:list-item>
      </text:list>
      <text:p text:style-name="Text_20_body">Nivåerna skall implementeras med hjälp av arv av basklassen Kund.</text:p>
      <text:p text:style-name="Text_20_body">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09-30T14:54:54.227000000</dc:date>
    <meta:editing-duration>PT5H39S</meta:editing-duration>
    <meta:editing-cycles>8</meta:editing-cycles>
    <meta:generator>LibreOffice/7.4.0.3$Windows_X86_64 LibreOffice_project/f85e47c08ddd19c015c0114a68350214f7066f5a</meta:generator>
    <meta:document-statistic meta:table-count="0" meta:image-count="0" meta:object-count="0" meta:page-count="2" meta:paragraph-count="32" meta:word-count="474" meta:character-count="2732" meta:non-whitespace-character-count="2306"/>
  </office:meta>
</office:document-meta>
</file>